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1019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4.71pt" fo:break-before="auto" style:use-optimal-row-height="true"/>
    </style:style>
    <style:style style:name="ro3" style:family="table-row">
      <style:table-row-properties style:row-height="28.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sure Uni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umérique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morbidite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présence de maladies associé cardiaque ou vasculaire tel que l'hypertension arterielle …E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uree_Traitement_Medical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mois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rteur_Sonde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est ce que la patient a une sonde urinaire avant l'intervention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PSS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international prostatic syptome score PRE OPERATOIRE = plus il est elevé plus le patient est gené</text:p>
            <text:p>0 - 7 .......... Peu symptomatique</text:p>
            <text:p>7 - 19 ........ Modérément symptomatique</text:p>
            <text:p>20 - 35....... Symptomes sévère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QoL</text:p>
          </table:table-cell>
          <table:table-cell table:style-name="ce2" office:value-type="string" calcext:value-type="string">
            <text:p>Catégorique ordonné</text:p>
          </table:table-cell>
          <table:table-cell table:style-name="ce2"/>
          <table:table-cell table:style-name="ce2" office:value-type="string" calcext:value-type="string">
            <text:p>score de qualité de vie PRE OPERATOIRE = plus il est elevé plus le patient est insatisfait</text:p>
            <text:p>De 1 à 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max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/sec</text:p>
          </table:table-cell>
          <table:table-cell table:style-name="ce2" office:value-type="string" calcext:value-type="string">
            <text:p>débit maximal urinaire PRE OPERATOIRE = plus il est elevé, plus la miciton est de bonne quali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SA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g/ml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olume_Prostatique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sidu_post_mictionnel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residu post mictionnel = quantité d'urine retrouvé dans vessie après une miction, à l'état normal elle est de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Indication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etention Vésicale Aigue, 2-echec du traitement medical, 3-Retention Vesicale Chronique, 4- Insuffisance Rénale, 5-Lithiase Vésicale, 6-diverticule, 7-hematurie, 8-inf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nesthési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Anesthésie loco-régionale <text:s/>2-Anésthésie Général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venement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evenement hémodynamique pendant l'intervention = perturbation de la tension arterielle durant l'intervention</text:p>
            <text:p>0-non, 1-hypotension, 2-bradycardie, 3-malaise vag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chniqu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TUP-B, 2-VBBP-S, 3-Vap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ansfusion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si oui ou non le patient a eu une transfusion pendant l'interven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s_OP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temps opératoir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olume_Reseque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Volume d'ablation de l'organe</text:p>
            <text:p>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lai_ablation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jours</text:p>
          </table:table-cell>
          <table:table-cell table:style-name="ce2" office:value-type="string" calcext:value-type="string">
            <text:p>délai d'ablation de la sonde urinaire après l'interven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illotage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ise_Bloc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/>
          <table:table-cell office:value-type="string" calcext:value-type="string">
            <text:p>1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3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3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3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6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6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6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9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9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9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2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2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2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5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5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5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8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8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8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7:49:19.722424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11:28.099418326</meta:creation-date>
    <dc:date>2017-12-19T19:06:43.507086370</dc:date>
    <meta:editing-duration>PT1H42M36S</meta:editing-duration>
    <meta:editing-cycles>6</meta:editing-cycles>
    <meta:generator>LibreOffice/5.0.6.2$Linux_X86_64 LibreOffice_project/00$Build-2</meta:generator>
    <dc:creator>Fabrice Sougey</dc:creator>
    <meta:document-statistic meta:table-count="1" meta:cell-count="127" meta:object-count="0"/>
  </office:meta>
</office:document-meta>
</file>